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3mm"/>
    </style:style>
    <style:style style:name="co2" style:family="table-column">
      <style:table-column-properties fo:break-before="auto" style:column-width="46.51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7.3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21.77mm"/>
    </style:style>
    <style:style style:name="co10" style:family="table-column">
      <style:table-column-properties fo:break-before="auto" style:column-width="67.38mm"/>
    </style:style>
    <style:style style:name="co11" style:family="table-column">
      <style:table-column-properties fo:break-before="auto" style:column-width="19.69mm"/>
    </style:style>
    <style:style style:name="co12" style:family="table-column">
      <style:table-column-properties fo:break-before="auto" style:column-width="20.41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59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21.57mm"/>
    </style:style>
    <style:style style:name="co18" style:family="table-column">
      <style:table-column-properties fo:break-before="auto" style:column-width="19.46mm"/>
    </style:style>
    <style:style style:name="co19" style:family="table-column">
      <style:table-column-properties fo:break-before="auto" style:column-width="20.99mm"/>
    </style:style>
    <style:style style:name="co20" style:family="table-column">
      <style:table-column-properties fo:break-before="auto" style:column-width="2.49mm"/>
    </style:style>
    <style:style style:name="co21" style:family="table-column">
      <style:table-column-properties fo:break-before="auto" style:column-width="18.49mm"/>
    </style:style>
    <style:style style:name="co22" style:family="table-column">
      <style:table-column-properties fo:break-before="auto" style:column-width="70.26mm"/>
    </style:style>
    <style:style style:name="co23" style:family="table-column">
      <style:table-column-properties fo:break-before="auto" style:column-width="16.69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30.27mm" fo:break-before="auto" style:use-optimal-row-height="true"/>
    </style:style>
    <style:style style:name="ro5" style:family="table-row">
      <style:table-row-properties style:row-height="15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96" style:family="table-cell" style:parent-style-name="Default">
      <style:text-properties fo:font-size="15pt" style:font-size-asian="15pt" style:font-size-complex="15pt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3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142" style:family="table-cell" style:parent-style-name="Default" style:data-style-name="N11"/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43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44" style:family="table-cell" style:parent-style-name="Default">
      <style:table-cell-properties fo:border="none"/>
      <style:text-properties fo:font-size="10pt" style:font-size-asian="10pt" style:font-size-complex="10pt"/>
    </style:style>
    <style:style style:name="ce14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46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8" style:family="table-cell" style:parent-style-name="Default">
      <style:text-properties style:font-name="Liberation Serif" fo:font-size="10pt" style:font-size-asian="10pt" style:font-size-complex="10pt"/>
    </style:style>
    <style:style style:name="ce149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150" style:family="table-cell" style:parent-style-name="Default">
      <style:text-properties fo:font-size="10pt" style:font-size-asian="10pt" style:font-size-complex="10pt"/>
    </style:style>
    <style:style style:name="ce151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15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5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155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6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15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60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2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16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36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7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24" style:family="table-cell" style:parent-style-name="Default">
      <style:text-properties fo:font-size="72pt" style:font-size-asian="72pt" style:font-size-complex="72pt"/>
    </style:style>
    <style:style style:name="ce125" style:family="table-cell" style:parent-style-name="Default"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2" table:default-cell-style-name="ce138"/>
        <table:table-column table:style-name="co6" table:default-cell-style-name="ce138"/>
        <table:table-column table:style-name="co5" table:number-columns-repeated="2" table:default-cell-style-name="ce138"/>
        <table:table-column table:style-name="co7" table:default-cell-style-name="Default"/>
        <table:table-row table:style-name="ro1">
          <table:table-cell/>
          <table:table-cell table:style-name="ce96"/>
          <table:table-cell table:number-columns-repeated="11"/>
        </table:table-row>
        <table:table-row table:style-name="ro2">
          <table:table-cell table:style-name="ce93" office:value-type="string" calcext:value-type="string">
            <text:p>Tarih</text:p>
          </table:table-cell>
          <table:table-cell table:style-name="ce93" office:value-type="string" calcext:value-type="string">
            <text:p>Açıklama</text:p>
          </table:table-cell>
          <table:table-cell table:style-name="ce10" office:value-type="string" calcext:value-type="string">
            <text:p>Başlangıç</text:p>
          </table:table-cell>
          <table:table-cell table:style-name="ce1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19" office:value-type="string" calcext:value-type="string">
            <text:p>Ali </text:p>
          </table:table-cell>
          <table:table-cell table:style-name="ce19" office:value-type="string" calcext:value-type="string">
            <text:p>Atila</text:p>
          </table:table-cell>
          <table:table-cell table:style-name="ce19" office:value-type="string" calcext:value-type="string">
            <text:p>Hacı </text:p>
          </table:table-cell>
          <table:table-cell table:style-name="ce19" office:value-type="string" calcext:value-type="string">
            <text:p>İsmail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3">
          <table:table-cell table:style-name="ce94"/>
          <table:table-cell table:style-name="ce97" office:value-type="string" calcext:value-type="string">
            <text:p>Aygaz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 office:value-type="date" office:date-value="2019-12-05" calcext:value-type="date">
            <text:p>05.12.2019</text:p>
          </table:table-cell>
          <table:table-cell table:style-name="ce134" office:value-type="string" calcext:value-type="string">
            <text:p>Kenan Kırcaer</text:p>
          </table:table-cell>
          <table:table-cell table:style-name="ce95" office:value-type="date" office:date-value="2019-12-11" calcext:value-type="date">
            <text:p>11.12.2019</text:p>
          </table:table-cell>
          <table:table-cell table:style-name="ce95" office:value-type="date" office:date-value="2020-03-10" calcext:value-type="date">
            <text:p>10.03.2020</text:p>
          </table:table-cell>
          <table:table-cell table:style-name="ce14" office:value-type="float" office:value="3000" calcext:value-type="float">
            <text:p>3.000,00</text:p>
          </table:table-cell>
          <table:table-cell table:style-name="ce14"/>
          <table:table-cell table:style-name="ce14" table:formula="of:=[.E5]-[.F5]" office:value-type="float" office:value="3000" calcext:value-type="float">
            <text:p>3.000,00</text:p>
          </table:table-cell>
          <table:table-cell table:style-name="ce14"/>
          <table:table-cell table:style-name="ce16"/>
          <table:table-cell table:style-name="ce16" table:formula="of:=[.F5]*[.J4]" office:value-type="float" office:value="0" calcext:value-type="float">
            <text:p>0,00</text:p>
          </table:table-cell>
          <table:table-cell table:style-name="ce16" table:formula="of:=[.F5]*[.K4]" office:value-type="float" office:value="0" calcext:value-type="float">
            <text:p>0,00</text:p>
          </table:table-cell>
          <table:table-cell table:style-name="ce16" table:formula="of:=[.F5]*[.L4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Milangaz</text:p>
          </table:table-cell>
          <table:table-cell/>
          <table:table-cell table:style-name="ce137"/>
          <table:table-cell table:style-name="ce141" table:number-columns-repeated="4"/>
          <table:table-cell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 office:value-type="date" office:date-value="2020-06-30" calcext:value-type="date">
            <text:p>30.06.2020</text:p>
          </table:table-cell>
          <table:table-cell table:style-name="ce134" office:value-type="string" calcext:value-type="string">
            <text:p>Özge Kahraman</text:p>
          </table:table-cell>
          <table:table-cell table:style-name="ce95" office:value-type="date" office:date-value="2020-06-30" calcext:value-type="date">
            <text:p>30.06.2020</text:p>
          </table:table-cell>
          <table:table-cell table:style-name="ce95" office:value-type="date" office:date-value="2021-06-29" calcext:value-type="date">
            <text:p>29.06.2021</text:p>
          </table:table-cell>
          <table:table-cell table:style-name="ce14" table:number-columns-repeated="2"/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/>
          <table:table-cell table:style-name="ce16" table:formula="of:=[.F7]*[.J6]" office:value-type="float" office:value="0" calcext:value-type="float">
            <text:p>0,00</text:p>
          </table:table-cell>
          <table:table-cell table:style-name="ce16" table:formula="of:=[.F7]*[.K6]" office:value-type="float" office:value="0" calcext:value-type="float">
            <text:p>0,00</text:p>
          </table:table-cell>
          <table:table-cell table:style-name="ce16" table:formula="of:=[.F7]*[.L6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Yıkama Ön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/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16" table:formula="of:=[.F9]*[.J8]" office:value-type="float" office:value="0" calcext:value-type="float">
            <text:p>0,00</text:p>
          </table:table-cell>
          <table:table-cell table:style-name="ce16" table:formula="of:=[.F9]*[.K8]" office:value-type="float" office:value="0" calcext:value-type="float">
            <text:p>0,00</text:p>
          </table:table-cell>
          <table:table-cell table:style-name="ce16" table:formula="of:=[.F9]*[.L8]" office:value-type="float" office:value="0" calcext:value-type="float">
            <text:p>0,00</text:p>
          </table:table-cell>
          <table:table-cell table:style-name="ce16"/>
        </table:table-row>
        <table:table-row table:style-name="ro3">
          <table:table-cell/>
          <table:table-cell table:style-name="ce97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/>
          <table:table-cell table:style-name="ce142" office:value-type="percentage" office:value="0.325" calcext:value-type="percentage">
            <text:p>%32,50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3">
          <table:table-cell/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16" table:formula="of:=[.F11]*[.J10]" office:value-type="float" office:value="0" calcext:value-type="float">
            <text:p>0,00</text:p>
          </table:table-cell>
          <table:table-cell table:style-name="ce16" table:formula="of:=[.F11]*[.K10]" office:value-type="float" office:value="0" calcext:value-type="float">
            <text:p>0,00</text:p>
          </table:table-cell>
          <table:table-cell table:style-name="ce16" table:formula="of:=[.F11]*[.L10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Lise</text:p>
          </table:table-cell>
          <table:table-cell table:style-name="ce94" table:number-columns-repeated="2"/>
          <table:table-cell table:number-columns-repeated="2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3">
          <table:table-cell/>
          <table:table-cell table:style-name="ce136" office:value-type="string" calcext:value-type="string">
            <text:p>Ahmet Çalışkan</text:p>
          </table:table-cell>
          <table:table-cell table:style-name="ce94" office:value-type="date" office:date-value="2020-09-01" calcext:value-type="date">
            <text:p>01.09.2020</text:p>
          </table:table-cell>
          <table:table-cell table:style-name="ce94" office:value-type="date" office:date-value="2021-08-31" calcext:value-type="date">
            <text:p>31.08.2021</text:p>
          </table:table-cell>
          <table:table-cell table:number-columns-repeated="3"/>
          <table:table-cell table:style-name="ce16" table:formula="of:=[.F13]*[.H12]" office:value-type="float" office:value="0" calcext:value-type="float">
            <text:p>0,00</text:p>
          </table:table-cell>
          <table:table-cell table:style-name="ce16" table:formula="of:=[.F13]*[.I12]" office:value-type="float" office:value="0" calcext:value-type="float">
            <text:p>0,00</text:p>
          </table:table-cell>
          <table:table-cell table:style-name="ce16" table:formula="of:=[.F13]*[.J12]" office:value-type="float" office:value="0" calcext:value-type="float">
            <text:p>0,00</text:p>
          </table:table-cell>
          <table:table-cell table:style-name="ce16" table:formula="of:=[.F13]*[.K1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9" office:value-type="string" calcext:value-type="string">
            <text:p>Toplamlar</text:p>
          </table:table-cell>
          <table:table-cell table:number-columns-repeated="2"/>
          <table:table-cell table:style-name="ce16" table:formula="of:=SUM([.E4:.E14])" office:value-type="float" office:value="3000" calcext:value-type="float">
            <text:p>3.000,00</text:p>
          </table:table-cell>
          <table:table-cell table:style-name="ce16" table:number-columns-repeated="2"/>
          <table:table-cell table:style-name="ce16" table:formula="of:=[.H13]+[.H11]+[.H9]+[.H7]+[.H5]" office:value-type="float" office:value="0" calcext:value-type="float">
            <text:p>0,00</text:p>
          </table:table-cell>
          <table:table-cell table:style-name="ce16" table:formula="of:=[.I13]+[.I11]+[.I9]+[.I7]+[.I5]" office:value-type="float" office:value="0" calcext:value-type="float">
            <text:p>0,00</text:p>
          </table:table-cell>
          <table:table-cell table:style-name="ce16" table:formula="of:=[.J13]+[.J11]+[.J9]+[.J7]+[.J5]" office:value-type="float" office:value="0" calcext:value-type="float">
            <text:p>0,00</text:p>
          </table:table-cell>
          <table:table-cell table:style-name="ce16" table:formula="of:=[.K13]+[.K11]+[.K9]+[.K7]+[.K5]" office:value-type="float" office:value="0" calcext:value-type="float">
            <text:p>0,00</text:p>
          </table:table-cell>
          <table:table-cell table:style-name="ce16" table:formula="of:=[.L13]+[.L11]+[.L9]+[.L7]+[.L5]" office:value-type="float" office:value="0" calcext:value-type="float">
            <text:p>0,00</text:p>
          </table:table-cell>
          <table:table-cell/>
        </table:table-row>
        <table:table-row table:style-name="ro2" table:number-rows-repeated="104856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lnk" table:style-name="ta1">
        <table:table-column table:style-name="co8" table:default-cell-style-name="Default"/>
        <table:table-column table:style-name="co9" table:default-cell-style-name="ce148"/>
        <table:table-column table:style-name="co10" table:default-cell-style-name="ce148"/>
        <table:table-column table:style-name="co11" table:default-cell-style-name="ce159"/>
        <table:table-column table:style-name="co12" table:default-cell-style-name="ce159"/>
        <table:table-column table:style-name="co13" table:default-cell-style-name="ce159"/>
        <table:table-column table:style-name="co14" table:default-cell-style-name="ce159"/>
        <table:table-column table:style-name="co7" table:number-columns-repeated="974" table:default-cell-style-name="ce148"/>
        <table:table-column table:style-name="co7" table:number-columns-repeated="43" table:default-cell-style-name="ce150"/>
        <table:table-row table:style-name="ro1">
          <table:table-cell/>
          <table:table-cell table:style-name="ce143" office:value-type="string" calcext:value-type="string">
            <text:p>SELANİK DOĞUŞ 2007-2019 HESAPLARI</text:p>
          </table:table-cell>
          <table:table-cell table:style-name="ce150"/>
          <table:table-cell table:style-name="ce154" table:number-columns-repeated="4"/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1"/>
          <table:table-cell table:style-name="ce154" table:number-columns-repeated="4"/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1"/>
          <table:table-cell table:style-name="ce154" office:value-type="string" calcext:value-type="string">
            <text:p>SELANİK </text:p>
          </table:table-cell>
          <table:table-cell table:style-name="ce154" table:number-columns-repeated="3"/>
          <table:table-cell table:number-columns-repeated="1017"/>
        </table:table-row>
        <table:table-row table:style-name="ro2">
          <table:table-cell/>
          <table:table-cell table:style-name="ce145"/>
          <table:table-cell table:style-name="ce152"/>
          <table:table-cell table:style-name="ce155" office:value-type="string" calcext:value-type="string">
            <text:p>SAN-Ö</text:p>
          </table:table-cell>
          <table:table-cell table:style-name="ce155" office:value-type="string" calcext:value-type="string">
            <text:p>DĞŞ-Ö</text:p>
          </table:table-cell>
          <table:table-cell table:style-name="ce155"/>
          <table:table-cell table:style-name="ce155" office:value-type="string" calcext:value-type="string">
            <text:p>BAKİYE</text:p>
          </table:table-cell>
          <table:table-cell table:number-columns-repeated="1017"/>
        </table:table-row>
        <table:table-row table:style-name="ro2">
          <table:table-cell/>
          <table:table-cell table:style-name="ce146"/>
          <table:table-cell table:style-name="ce150"/>
          <table:table-cell table:style-name="ce154" table:number-columns-repeated="4"/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3"/>
          <table:table-cell table:style-name="ce156" table:number-columns-repeated="3"/>
          <table:table-cell table:style-name="ce156" office:value-type="string" calcext:value-type="string">
            <text:p>YILLIK</text:p>
          </table:table-cell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0"/>
          <table:table-cell table:style-name="ce156" office:value-type="string" calcext:value-type="string">
            <text:p>SELANİK</text:p>
          </table:table-cell>
          <table:table-cell table:style-name="ce156" office:value-type="string" calcext:value-type="string">
            <text:p>DOĞUŞ</text:p>
          </table:table-cell>
          <table:table-cell table:style-name="ce156"/>
          <table:table-cell table:style-name="ce156" office:value-type="string" calcext:value-type="string">
            <text:p>BAKİYE</text:p>
          </table:table-cell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0"/>
          <table:table-cell table:style-name="ce156" table:number-columns-repeated="4"/>
          <table:table-cell table:number-columns-repeated="1017"/>
        </table:table-row>
        <table:table-row table:style-name="ro2">
          <table:table-cell/>
          <table:table-cell table:style-name="ce147" office:value-type="float" office:value="2007" calcext:value-type="float">
            <text:p>2007</text:p>
          </table:table-cell>
          <table:table-cell table:style-name="ce150" office:value-type="string" calcext:value-type="string">
            <text:p>Doğuş Alacaklı</text:p>
          </table:table-cell>
          <table:table-cell table:style-name="ce157" office:value-type="float" office:value="31025" calcext:value-type="float">
            <text:p>31.025,00</text:p>
          </table:table-cell>
          <table:table-cell table:style-name="ce157" office:value-type="float" office:value="52124" calcext:value-type="float">
            <text:p>52.124,00</text:p>
          </table:table-cell>
          <table:table-cell table:style-name="ce157"/>
          <table:table-cell table:style-name="ce162" table:formula="of:=[.E9]-[.D9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08" calcext:value-type="float">
            <text:p>2008</text:p>
          </table:table-cell>
          <table:table-cell table:style-name="ce150" office:value-type="string" calcext:value-type="string">
            <text:p>Doğuş Borçlu</text:p>
          </table:table-cell>
          <table:table-cell table:style-name="ce157" office:value-type="float" office:value="20241" calcext:value-type="float">
            <text:p>20.241,00</text:p>
          </table:table-cell>
          <table:table-cell table:style-name="ce157" office:value-type="float" office:value="15509" calcext:value-type="float">
            <text:p>15.509,00</text:p>
          </table:table-cell>
          <table:table-cell table:style-name="ce157"/>
          <table:table-cell table:style-name="ce162" table:formula="of:=[.E10]-[.D10]+[.G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09" calcext:value-type="float">
            <text:p>2009</text:p>
          </table:table-cell>
          <table:table-cell table:style-name="ce150" office:value-type="string" calcext:value-type="string">
            <text:p>Doğuş Borçlu</text:p>
          </table:table-cell>
          <table:table-cell table:style-name="ce157" office:value-type="float" office:value="4356" calcext:value-type="float">
            <text:p>4.356,00</text:p>
          </table:table-cell>
          <table:table-cell table:style-name="ce157" office:value-type="float" office:value="1563" calcext:value-type="float">
            <text:p>1.563,00</text:p>
          </table:table-cell>
          <table:table-cell table:style-name="ce157"/>
          <table:table-cell table:style-name="ce162" table:formula="of:=[.E11]-[.D11]+[.G1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0" calcext:value-type="float">
            <text:p>2010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10945" calcext:value-type="float">
            <text:p>10.945,00</text:p>
          </table:table-cell>
          <table:table-cell table:style-name="ce158" office:value-type="float" office:value="1268" calcext:value-type="float">
            <text:p>1.268,00</text:p>
          </table:table-cell>
          <table:table-cell table:style-name="ce158"/>
          <table:table-cell table:style-name="ce162" table:formula="of:=[.E12]-[.D12]+[.G11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1" calcext:value-type="float">
            <text:p>2011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60611.53" calcext:value-type="float">
            <text:p>60.611,53</text:p>
          </table:table-cell>
          <table:table-cell table:style-name="ce158" office:value-type="float" office:value="27078" calcext:value-type="float">
            <text:p>27.078,00</text:p>
          </table:table-cell>
          <table:table-cell table:style-name="ce158"/>
          <table:table-cell table:style-name="ce162" table:formula="of:=[.E13]-[.D13]+[.G12]" office:value-type="float" office:value="-29636.53" calcext:value-type="float">
            <text:p>-29.636,53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2" calcext:value-type="float">
            <text:p>2012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155031.68" calcext:value-type="float">
            <text:p>155.031,68</text:p>
          </table:table-cell>
          <table:table-cell table:style-name="ce158" office:value-type="float" office:value="165907" calcext:value-type="float">
            <text:p>165.907,00</text:p>
          </table:table-cell>
          <table:table-cell table:style-name="ce158"/>
          <table:table-cell table:style-name="ce162" table:formula="of:=[.E14]-[.D14]+[.G13]" office:value-type="float" office:value="-18761.21" calcext:value-type="float">
            <text:p>-18.761,21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3" calcext:value-type="float">
            <text:p>2013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121551.06" calcext:value-type="float">
            <text:p>121.551,06</text:p>
          </table:table-cell>
          <table:table-cell table:style-name="ce158" office:value-type="float" office:value="205727" calcext:value-type="float">
            <text:p>205.727,00</text:p>
          </table:table-cell>
          <table:table-cell table:style-name="ce158"/>
          <table:table-cell table:style-name="ce162" table:formula="of:=[.E15]-[.D15]+[.G14]" office:value-type="float" office:value="65414.73" calcext:value-type="float">
            <text:p>65.414,73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4" calcext:value-type="float">
            <text:p>2014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449810.23" calcext:value-type="float">
            <text:p>449.810,23</text:p>
          </table:table-cell>
          <table:table-cell table:style-name="ce158" office:value-type="float" office:value="247029" calcext:value-type="float">
            <text:p>247.029,00</text:p>
          </table:table-cell>
          <table:table-cell table:style-name="ce158"/>
          <table:table-cell table:style-name="ce162" table:formula="of:=[.E16]-[.D16]+[.G15]" office:value-type="float" office:value="-137366.5" calcext:value-type="float">
            <text:p>-137.366,5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5" calcext:value-type="float">
            <text:p>2015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885905.53" calcext:value-type="float">
            <text:p>885.905,53</text:p>
          </table:table-cell>
          <table:table-cell office:value-type="float" office:value="892141.47" calcext:value-type="float">
            <text:p>892.141,47</text:p>
          </table:table-cell>
          <table:table-cell table:style-name="ce158"/>
          <table:table-cell table:style-name="ce162" table:formula="of:=[.E17]-[.D17]+[.G16]" office:value-type="float" office:value="-131130.56" calcext:value-type="float">
            <text:p>-131.130,56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6" calcext:value-type="float">
            <text:p>2016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311521.81" calcext:value-type="float">
            <text:p>311.521,81</text:p>
          </table:table-cell>
          <table:table-cell office:value-type="float" office:value="365366.93" calcext:value-type="float">
            <text:p>365.366,93</text:p>
          </table:table-cell>
          <table:table-cell table:style-name="ce158"/>
          <table:table-cell table:style-name="ce162" table:formula="of:=[.E18]-[.D18]+[.G17]" office:value-type="float" office:value="-77285.44" calcext:value-type="float">
            <text:p>-77.285,44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7" calcext:value-type="float">
            <text:p>2017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613680.21" calcext:value-type="float">
            <text:p>613.680,21</text:p>
          </table:table-cell>
          <table:table-cell office:value-type="float" office:value="666175.5" calcext:value-type="float">
            <text:p>666.175,50</text:p>
          </table:table-cell>
          <table:table-cell table:style-name="ce158"/>
          <table:table-cell table:style-name="ce162" table:formula="of:=[.E19]-[.D19]+[.G18]" office:value-type="float" office:value="-24790.15" calcext:value-type="float">
            <text:p>-24.790,15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8" calcext:value-type="float">
            <text:p>2018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252243.15" calcext:value-type="float">
            <text:p>252.243,15</text:p>
          </table:table-cell>
          <table:table-cell office:value-type="float" office:value="192750.73" calcext:value-type="float">
            <text:p>192.750,73</text:p>
          </table:table-cell>
          <table:table-cell table:style-name="ce158"/>
          <table:table-cell table:style-name="ce162" table:formula="of:=[.E20]-[.D20]+[.G19]" office:value-type="float" office:value="-84282.57" calcext:value-type="float">
            <text:p>-84.282,57</text:p>
          </table:table-cell>
          <table:table-cell table:number-columns-repeated="1017"/>
        </table:table-row>
        <table:table-row table:style-name="ro3">
          <table:table-cell/>
          <table:table-cell table:style-name="ce147" office:value-type="float" office:value="2019" calcext:value-type="float">
            <text:p>2019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80589.52" calcext:value-type="float">
            <text:p>80.589,52</text:p>
          </table:table-cell>
          <table:table-cell office:value-type="float" office:value="61195" calcext:value-type="float">
            <text:p>61.195,00</text:p>
          </table:table-cell>
          <table:table-cell table:style-name="ce158"/>
          <table:table-cell table:style-name="ce163" table:formula="of:=[.E21]-[.D21]+[.G20]" office:value-type="float" office:value="-103677.09" calcext:value-type="float">
            <text:p>-103.677,0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0"/>
          <table:table-cell table:number-columns-repeated="1021"/>
        </table:table-row>
        <table:table-row table:style-name="ro3">
          <table:table-cell/>
          <table:table-cell office:value-type="float" office:value="2020" calcext:value-type="float">
            <text:p>2020</text:p>
          </table:table-cell>
          <table:table-cell table:style-name="ce150" office:value-type="string" calcext:value-type="string">
            <text:p>2019 nakli yekün</text:p>
          </table:table-cell>
          <table:table-cell table:style-name="ce160"/>
          <table:table-cell table:style-name="ce161"/>
          <table:table-cell/>
          <table:table-cell table:style-name="ce164" table:formula="of:=[.G21]" office:value-type="float" office:value="-103677.09" calcext:value-type="float">
            <text:p>-103.677,09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162" table:formula="of:=[.E24]-[.D24]+[.G23]" office:value-type="float" office:value="-103677.09" calcext:value-type="float">
            <text:p>-103.677,09</text:p>
          </table:table-cell>
          <table:table-cell table:number-columns-repeated="1017"/>
        </table:table-row>
        <table:table-row table:style-name="ro2">
          <table:table-cell/>
          <table:table-cell table:style-name="ce149" office:value-type="date" office:date-value="2020-01-01" calcext:value-type="date">
            <text:p>01.01.2020</text:p>
          </table:table-cell>
          <table:table-cell table:style-name="ce150"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62" table:formula="of:=[.E25]-[.D25]+[.G24]" office:value-type="float" office:value="-104677.09" calcext:value-type="float">
            <text:p>-104.677,09</text:p>
          </table:table-cell>
          <table:table-cell table:number-columns-repeated="1017"/>
        </table:table-row>
        <table:table-row table:style-name="ro2">
          <table:table-cell/>
          <table:table-cell table:style-name="ce149" office:value-type="date" office:date-value="2020-03-02" calcext:value-type="date">
            <text:p>02.03.2020</text:p>
          </table:table-cell>
          <table:table-cell table:style-name="ce150" office:value-type="string" calcext:value-type="string">
            <text:p>aliye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62" table:formula="of:=[.E26]-[.D26]+[.G25]" office:value-type="float" office:value="-86077.09" calcext:value-type="float">
            <text:p>-86.077,09</text:p>
          </table:table-cell>
          <table:table-cell table:number-columns-repeated="1017"/>
        </table:table-row>
        <table:table-row table:style-name="ro2">
          <table:table-cell/>
          <table:table-cell table:style-name="ce149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62" table:formula="of:=[.E27]-[.D27]+[.G26]" office:value-type="float" office:value="-89577.09" calcext:value-type="float">
            <text:p>-89.577,09</text:p>
          </table:table-cell>
          <table:table-cell table:number-columns-repeated="1017"/>
        </table:table-row>
        <table:table-row table:style-name="ro2">
          <table:table-cell/>
          <table:table-cell table:style-name="ce149" office:value-type="date" office:date-value="2020-01-03" calcext:value-type="date">
            <text:p>03.01.2020</text:p>
          </table:table-cell>
          <table:table-cell table:style-name="ce149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62" table:formula="of:=[.E28]-[.D28]+[.G27]" office:value-type="float" office:value="-104577.09" calcext:value-type="float">
            <text:p>-104.577,09</text:p>
          </table:table-cell>
          <table:table-cell table:number-columns-repeated="1017"/>
        </table:table-row>
        <table:table-row table:style-name="ro2">
          <table:table-cell/>
          <table:table-cell table:style-name="ce149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62" table:formula="of:=[.E29]-[.D29]+[.G28]" office:value-type="float" office:value="-89577.09" calcext:value-type="float">
            <text:p>-89.577,09</text:p>
          </table:table-cell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162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nayi" table:style-name="ta1">
        <table:table-column table:style-name="co15" table:default-cell-style-name="ce42"/>
        <table:table-column table:style-name="co16" table:default-cell-style-name="ce42"/>
        <table:table-column table:style-name="co17" table:number-columns-repeated="2" table:default-cell-style-name="ce42"/>
        <table:table-column table:style-name="co17" table:default-cell-style-name="ce52"/>
        <table:table-column table:style-name="co18" table:default-cell-style-name="ce52"/>
        <table:table-column table:style-name="co6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18" table:default-cell-style-name="ce52"/>
        <table:table-column table:style-name="co21" table:default-cell-style-name="ce52"/>
        <table:table-column table:style-name="co7" table:number-columns-repeated="1012" table:default-cell-style-name="ce42"/>
        <table:table-row table:style-name="ro2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Diğer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49" office:value-type="string" calcext:value-type="string">
            <text:p>Başlangıç</text:p>
          </table:table-cell>
          <table:table-cell table:style-name="ce49" office:value-type="string" calcext:value-type="string">
            <text:p>Bitiş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style-name="ce53"/>
          <table:table-cell table:style-name="ce58" office:value-type="string" calcext:value-type="string">
            <text:p>Hacı </text:p>
          </table:table-cell>
          <table:table-cell table:style-name="ce58" office:value-type="string" calcext:value-type="string">
            <text:p>Nazan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4"/>
          <table:table-cell table:style-name="ce47" office:value-type="string" calcext:value-type="string">
            <text:p>240 m2</text:p>
          </table:table-cell>
          <table:table-cell table:number-columns-repeated="8"/>
          <table:table-cell table:style-name="ce57" office:value-type="percentage" office:value="0.76" calcext:value-type="percentage">
            <text:p>%76,00</text:p>
          </table:table-cell>
          <table:table-cell table:style-name="ce57" office:value-type="percentage" office:value="0.24" calcext:value-type="percentage">
            <text:p>%24,00</text:p>
          </table:table-cell>
          <table:table-cell table:number-columns-repeated="1012"/>
        </table:table-row>
        <table:table-row table:style-name="ro2">
          <table:table-cell table:style-name="ce45" office:value-type="float" office:value="2018" calcext:value-type="float">
            <text:p>2018</text:p>
          </table:table-cell>
          <table:table-cell table:style-name="ce48" office:value-type="string" calcext:value-type="string">
            <text:p>Dursun Durmuş</text:p>
          </table:table-cell>
          <table:table-cell table:style-name="ce46" office:value-type="date" office:date-value="2018-10-30" calcext:value-type="date">
            <text:p>30.10.2018</text:p>
          </table:table-cell>
          <table:table-cell table:style-name="ce46" office:value-type="date" office:date-value="2019-10-29" calcext:value-type="date">
            <text:p>29.10.2019</text:p>
          </table:table-cell>
          <table:table-cell table:number-columns-repeated="2" table:style-name="ce54" office:value-type="float" office:value="25000" calcext:value-type="float">
            <text:p>25.000,00</text:p>
          </table:table-cell>
          <table:table-cell table:style-name="ce54" table:formula="of:=[.E7]-[.F7]" office:value-type="float" office:value="0" calcext:value-type="float">
            <text:p>0,00</text:p>
          </table:table-cell>
          <table:table-cell table:style-name="ce54" office:value-type="float" office:value="35000" calcext:value-type="float">
            <text:p>35.000,00</text:p>
          </table:table-cell>
          <table:table-cell table:style-name="ce54" table:formula="of:=[.F7]-[.H7]" office:value-type="float" office:value="-10000" calcext:value-type="float">
            <text:p>-10.000,00</text:p>
          </table:table-cell>
          <table:table-cell table:style-name="ce54"/>
          <table:table-cell table:formula="of:=[.I7]*[.$K$6]" office:value-type="float" office:value="-7600" calcext:value-type="float">
            <text:p>-7.600,00</text:p>
          </table:table-cell>
          <table:table-cell table:formula="of:=[.I7]*[.$L$6]" office:value-type="float" office:value="-2400" calcext:value-type="float">
            <text:p>-2.400,00</text:p>
          </table:table-cell>
          <table:table-cell table:number-columns-repeated="101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Durmuş</text:p>
          </table:table-cell>
          <table:table-cell table:style-name="ce44" office:value-type="date" office:date-value="2019-10-30" calcext:value-type="date">
            <text:p>30.10.2019</text:p>
          </table:table-cell>
          <table:table-cell table:style-name="ce50" office:value-type="date" office:date-value="2020-10-29" calcext:value-type="date">
            <text:p>29.10.2020</text:p>
          </table:table-cell>
          <table:table-cell table:number-columns-repeated="2" table:style-name="ce55" office:value-type="float" office:value="18500" calcext:value-type="float">
            <text:p>18.500,00</text:p>
          </table:table-cell>
          <table:table-cell table:style-name="ce54" table:formula="of:=[.E8]-[.F8]" office:value-type="float" office:value="0" calcext:value-type="float">
            <text:p>0,00</text:p>
          </table:table-cell>
          <table:table-cell table:style-name="ce56" office:value-type="float" office:value="3280.06" calcext:value-type="float">
            <text:p>3.280,06</text:p>
          </table:table-cell>
          <table:table-cell table:style-name="ce54" table:formula="of:=[.F8]-[.H8]+[.I7]" office:value-type="float" office:value="5219.94" calcext:value-type="float">
            <text:p>5.219,94</text:p>
          </table:table-cell>
          <table:table-cell table:style-name="ce54"/>
          <table:table-cell table:formula="of:=[.I8]*[.$K$6]" office:value-type="float" office:value="3967.1544" calcext:value-type="float">
            <text:p>3.967,15</text:p>
          </table:table-cell>
          <table:table-cell table:formula="of:=[.I8]*[.$L$6]" office:value-type="float" office:value="1252.7856" calcext:value-type="float">
            <text:p>1.252,79</text:p>
          </table:table-cell>
          <table:table-cell table:number-columns-repeated="1012"/>
        </table:table-row>
        <table:table-row table:style-name="ro2">
          <table:table-cell table:style-name="ce46"/>
          <table:table-cell table:style-name="ce48"/>
          <table:table-cell table:style-name="ce46" table:number-columns-repeated="2"/>
          <table:table-cell table:style-name="ce54" table:number-columns-repeated="6"/>
          <table:table-cell table:formula="of:=[.I9]*[.$K$6]" office:value-type="float" office:value="0" calcext:value-type="float">
            <text:p>0,00</text:p>
          </table:table-cell>
          <table:table-cell table:formula="of:=[.I9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formula="of:=[.I10]*[.$K$6]" office:value-type="float" office:value="0" calcext:value-type="float">
            <text:p>0,00</text:p>
          </table:table-cell>
          <table:table-cell table:formula="of:=[.I10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4" table:number-columns-repeated="2"/>
          <table:table-cell table:number-columns-repeated="2"/>
          <table:table-cell table:style-name="ce54" table:number-columns-repeated="4"/>
          <table:table-cell table:number-columns-repeated="2"/>
          <table:table-cell table:style-name="ce52"/>
          <table:table-cell table:number-columns-repeated="1011"/>
        </table:table-row>
        <table:table-row table:style-name="ro2">
          <table:table-cell/>
          <table:table-cell table:style-name="ce47" office:value-type="string" calcext:value-type="string">
            <text:p>55 m2</text:p>
          </table:table-cell>
          <table:table-cell table:style-name="ce44" table:number-columns-repeated="2"/>
          <table:table-cell table:number-columns-repeated="2"/>
          <table:table-cell table:style-name="ce54" table:number-columns-repeated="2"/>
          <table:table-cell table:style-name="ce57" table:number-columns-repeated="2"/>
          <table:table-cell table:number-columns-repeated="101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table:style-name="ce44" office:value-type="date" office:date-value="2019-12-24" calcext:value-type="date">
            <text:p>24.12.2019</text:p>
          </table:table-cell>
          <table:table-cell table:style-name="ce44" office:value-type="date" office:date-value="2020-12-23" calcext:value-type="date">
            <text:p>23.12.2020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4000" calcext:value-type="float">
            <text:p>4.000,00</text:p>
          </table:table-cell>
          <table:table-cell table:style-name="ce54" table:formula="of:=[.E13]-[.F13]" office:value-type="float" office:value="10000" calcext:value-type="float">
            <text:p>10.000,00</text:p>
          </table:table-cell>
          <table:table-cell office:value-type="float" office:value="500" calcext:value-type="float">
            <text:p>500,00</text:p>
          </table:table-cell>
          <table:table-cell table:style-name="ce54" table:formula="of:=[.F13]-[.H13]" office:value-type="float" office:value="3500" calcext:value-type="float">
            <text:p>3.500,00</text:p>
          </table:table-cell>
          <table:table-cell table:style-name="ce54"/>
          <table:table-cell table:formula="of:=[.I13]*[.$K$6]" office:value-type="float" office:value="2660" calcext:value-type="float">
            <text:p>2.660,00</text:p>
          </table:table-cell>
          <table:table-cell table:formula="of:=[.I13]*[.$L$6]" office:value-type="float" office:value="840" calcext:value-type="float">
            <text:p>840,0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4" table:number-columns-repeated="2"/>
          <table:table-cell table:style-name="Default"/>
          <table:table-cell office:value-type="float" office:value="-2000" calcext:value-type="float">
            <text:p>-2.000,00</text:p>
          </table:table-cell>
          <table:table-cell table:style-name="ce54"/>
          <table:table-cell/>
          <table:table-cell table:style-name="ce54" table:formula="of:=[.F14]-[.H14]" office:value-type="float" office:value="-2000" calcext:value-type="float">
            <text:p>-2.000,00</text:p>
          </table:table-cell>
          <table:table-cell table:style-name="ce54"/>
          <table:table-cell table:formula="of:=[.I14]*[.$K$6]" office:value-type="float" office:value="-1520" calcext:value-type="float">
            <text:p>-1.520,00</text:p>
          </table:table-cell>
          <table:table-cell table:formula="of:=[.I14]*[.$L$6]" office:value-type="float" office:value="-480" calcext:value-type="float">
            <text:p>-480,0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4" table:number-columns-repeated="2"/>
          <table:table-cell table:number-columns-repeated="2"/>
          <table:table-cell table:style-name="ce54"/>
          <table:table-cell/>
          <table:table-cell table:style-name="ce54" table:number-columns-repeated="2"/>
          <table:table-cell table:number-columns-repeated="1014"/>
        </table:table-row>
        <table:table-row table:style-name="ro2">
          <table:table-cell/>
          <table:table-cell table:style-name="ce44" office:value-type="date" office:date-value="2020-01-24" calcext:value-type="date">
            <text:p>24.01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16]-[.F16]" office:value-type="float" office:value="0" calcext:value-type="float">
            <text:p>0,00</text:p>
          </table:table-cell>
          <table:table-cell/>
          <table:table-cell table:style-name="ce54" table:formula="of:=[.F16]-[.H16]" office:value-type="float" office:value="0" calcext:value-type="float">
            <text:p>0,00</text:p>
          </table:table-cell>
          <table:table-cell table:style-name="ce54"/>
          <table:table-cell table:formula="of:=[.I16]*[.$K$6]" office:value-type="float" office:value="0" calcext:value-type="float">
            <text:p>0,00</text:p>
          </table:table-cell>
          <table:table-cell table:formula="of:=[.I16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2-24" calcext:value-type="date">
            <text:p>24.02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17]-[.F17]" office:value-type="float" office:value="0" calcext:value-type="float">
            <text:p>0,00</text:p>
          </table:table-cell>
          <table:table-cell/>
          <table:table-cell table:style-name="ce54" table:formula="of:=[.F17]-[.H17]" office:value-type="float" office:value="0" calcext:value-type="float">
            <text:p>0,00</text:p>
          </table:table-cell>
          <table:table-cell table:style-name="ce54"/>
          <table:table-cell table:formula="of:=[.I17]*[.$K$6]" office:value-type="float" office:value="0" calcext:value-type="float">
            <text:p>0,00</text:p>
          </table:table-cell>
          <table:table-cell table:formula="of:=[.I17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3-24" calcext:value-type="date">
            <text:p>24.03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18]-[.F18]" office:value-type="float" office:value="0" calcext:value-type="float">
            <text:p>0,00</text:p>
          </table:table-cell>
          <table:table-cell/>
          <table:table-cell table:style-name="ce54" table:formula="of:=[.F18]-[.H18]" office:value-type="float" office:value="0" calcext:value-type="float">
            <text:p>0,00</text:p>
          </table:table-cell>
          <table:table-cell table:style-name="ce54"/>
          <table:table-cell table:formula="of:=[.I18]*[.$K$6]" office:value-type="float" office:value="0" calcext:value-type="float">
            <text:p>0,00</text:p>
          </table:table-cell>
          <table:table-cell table:formula="of:=[.I18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4-24" calcext:value-type="date">
            <text:p>24.04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19]-[.F19]" office:value-type="float" office:value="0" calcext:value-type="float">
            <text:p>0,00</text:p>
          </table:table-cell>
          <table:table-cell/>
          <table:table-cell table:style-name="ce54" table:formula="of:=[.F19]-[.H19]" office:value-type="float" office:value="0" calcext:value-type="float">
            <text:p>0,00</text:p>
          </table:table-cell>
          <table:table-cell table:style-name="ce54"/>
          <table:table-cell table:formula="of:=[.I19]*[.$K$6]" office:value-type="float" office:value="0" calcext:value-type="float">
            <text:p>0,00</text:p>
          </table:table-cell>
          <table:table-cell table:formula="of:=[.I19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5-24" calcext:value-type="date">
            <text:p>24.05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20]-[.F20]" office:value-type="float" office:value="0" calcext:value-type="float">
            <text:p>0,00</text:p>
          </table:table-cell>
          <table:table-cell/>
          <table:table-cell table:style-name="ce54" table:formula="of:=[.F20]-[.H20]" office:value-type="float" office:value="0" calcext:value-type="float">
            <text:p>0,00</text:p>
          </table:table-cell>
          <table:table-cell table:style-name="ce54"/>
          <table:table-cell table:formula="of:=[.I20]*[.$K$6]" office:value-type="float" office:value="0" calcext:value-type="float">
            <text:p>0,00</text:p>
          </table:table-cell>
          <table:table-cell table:formula="of:=[.I20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6-24" calcext:value-type="date">
            <text:p>24.06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21]-[.F21]" office:value-type="float" office:value="0" calcext:value-type="float">
            <text:p>0,00</text:p>
          </table:table-cell>
          <table:table-cell/>
          <table:table-cell table:style-name="ce54" table:formula="of:=[.F21]-[.H21]" office:value-type="float" office:value="0" calcext:value-type="float">
            <text:p>0,00</text:p>
          </table:table-cell>
          <table:table-cell table:style-name="ce54"/>
          <table:table-cell table:formula="of:=[.I21]*[.$K$6]" office:value-type="float" office:value="0" calcext:value-type="float">
            <text:p>0,00</text:p>
          </table:table-cell>
          <table:table-cell table:formula="of:=[.I21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7-24" calcext:value-type="date">
            <text:p>24.07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22]-[.F22]" office:value-type="float" office:value="0" calcext:value-type="float">
            <text:p>0,00</text:p>
          </table:table-cell>
          <table:table-cell/>
          <table:table-cell table:style-name="ce54" table:formula="of:=[.F22]-[.H22]" office:value-type="float" office:value="0" calcext:value-type="float">
            <text:p>0,00</text:p>
          </table:table-cell>
          <table:table-cell table:style-name="ce54"/>
          <table:table-cell table:formula="of:=[.I22]*[.$K$6]" office:value-type="float" office:value="0" calcext:value-type="float">
            <text:p>0,00</text:p>
          </table:table-cell>
          <table:table-cell table:formula="of:=[.I22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8-24" calcext:value-type="date">
            <text:p>24.08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23]-[.F23]" office:value-type="float" office:value="0" calcext:value-type="float">
            <text:p>0,00</text:p>
          </table:table-cell>
          <table:table-cell/>
          <table:table-cell table:style-name="ce54" table:formula="of:=[.F23]-[.H23]" office:value-type="float" office:value="0" calcext:value-type="float">
            <text:p>0,00</text:p>
          </table:table-cell>
          <table:table-cell table:style-name="ce54"/>
          <table:table-cell table:formula="of:=[.I23]*[.$K$6]" office:value-type="float" office:value="0" calcext:value-type="float">
            <text:p>0,00</text:p>
          </table:table-cell>
          <table:table-cell table:formula="of:=[.I23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formula="of:=SUM([.I6:.I23])" office:value-type="float" office:value="-3280.06" calcext:value-type="float">
            <text:p>-3.280,06</text:p>
          </table:table-cell>
          <table:table-cell/>
          <table:table-cell table:formula="of:=SUM([.K6:.K23])" office:value-type="float" office:value="-2492.0856" calcext:value-type="float">
            <text:p>-2.492,09</text:p>
          </table:table-cell>
          <table:table-cell table:formula="of:=SUM([.L6:.L23])" office:value-type="float" office:value="-786.9744" calcext:value-type="float">
            <text:p>-786,9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oplamlar</text:p>
          </table:table-cell>
          <table:table-cell table:number-columns-repeated="2"/>
          <table:table-cell table:formula="of:=SUM([.E6:.E24])" office:value-type="float" office:value="57500" calcext:value-type="float">
            <text:p>57.500,00</text:p>
          </table:table-cell>
          <table:table-cell table:formula="of:=SUM([.F6:.F24])" office:value-type="float" office:value="45500" calcext:value-type="float">
            <text:p>45.500,00</text:p>
          </table:table-cell>
          <table:table-cell table:formula="of:=SUM([.G6:.G24])" office:value-type="float" office:value="10000" calcext:value-type="float">
            <text:p>10.000,00</text:p>
          </table:table-cell>
          <table:table-cell table:formula="of:=SUM([.H6:.H24])" office:value-type="float" office:value="38780.06" calcext:value-type="float">
            <text:p>38.780,06</text:p>
          </table:table-cell>
          <table:table-cell table:style-name="ce54" table:formula="of:=[.F25]-[.H25]" office:value-type="float" office:value="6719.94" calcext:value-type="float">
            <text:p>6.719,94</text:p>
          </table:table-cell>
          <table:table-cell/>
          <table:table-cell table:formula="of:=[.I25]*[.$K$6]" office:value-type="float" office:value="5107.1544" calcext:value-type="float">
            <text:p>5.107,15</text:p>
          </table:table-cell>
          <table:table-cell table:formula="of:=[.I25]*[.$L$6]" office:value-type="float" office:value="1612.7856" calcext:value-type="float">
            <text:p>1.612,79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47"/>
          <table:table-cell table:number-columns-repeated="1022"/>
        </table:table-row>
        <table:table-row table:style-name="ro2">
          <table:table-cell/>
          <table:table-cell table:style-name="ce47" office:value-type="string" calcext:value-type="string">
            <text:p>Dursun Durmuş</text:p>
          </table:table-cell>
          <table:table-cell table:number-columns-repeated="2"/>
          <table:table-cell office:value-type="string" calcext:value-type="string">
            <text:p>Tutar</text:p>
          </table:table-cell>
          <table:table-cell office:value-type="string" calcext:value-type="string">
            <text:p>Ödeme</text:p>
          </table:table-cell>
          <table:table-cell office:value-type="string" calcext:value-type="string">
            <text:p>Bakiy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8 Kira</text:p>
          </table:table-cell>
          <table:table-cell table:number-columns-repeated="2"/>
          <table:table-cell table:number-columns-repeated="2" office:value-type="float" office:value="25000" calcext:value-type="float">
            <text:p>25.000,00</text:p>
          </table:table-cell>
          <table:table-cell table:formula="of:=[.E32]-[.F32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9 Kira</text:p>
          </table:table-cell>
          <table:table-cell table:number-columns-repeated="2"/>
          <table:table-cell office:value-type="float" office:value="32400" calcext:value-type="float">
            <text:p>32.400,00</text:p>
          </table:table-cell>
          <table:table-cell office:value-type="float" office:value="18500" calcext:value-type="float">
            <text:p>18.500,00</text:p>
          </table:table-cell>
          <table:table-cell table:formula="of:=[.G32]+[.E33]-[.F33]" office:value-type="float" office:value="13900" calcext:value-type="float">
            <text:p>13.90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8 kira gecike bedeli <text:s/>1144</text:p>
          </table:table-cell>
          <table:table-cell table:number-columns-repeated="4"/>
          <table:table-cell table:formula="of:=[.G33]+[.E34]-[.F34]" office:value-type="float" office:value="13900" calcext:value-type="float">
            <text:p>13.90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8 elektrik teminat çedaş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/>
          <table:table-cell table:formula="of:=[.G34]+[.E35]-[.F35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çatı oluğu</text:p>
          </table:table-cell>
          <table:table-cell table:number-columns-repeated="3"/>
          <table:table-cell office:value-type="float" office:value="100" calcext:value-type="float">
            <text:p>100,00</text:p>
          </table:table-cell>
          <table:table-cell table:formula="of:=[.G35]+[.E36]-[.F36]" office:value-type="float" office:value="14700" calcext:value-type="float">
            <text:p>14.70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eton dökerken kullanılan elektrik</text:p>
          </table:table-cell>
          <table:table-cell table:number-columns-repeated="3"/>
          <table:table-cell office:value-type="float" office:value="250" calcext:value-type="float">
            <text:p>250,00</text:p>
          </table:table-cell>
          <table:table-cell table:formula="of:=[.G36]+[.E37]-[.F37]" office:value-type="float" office:value="14450" calcext:value-type="float">
            <text:p>14.45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skele kirası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/>
          <table:table-cell table:formula="of:=[.G37]+[.E38]-[.F38]" office:value-type="float" office:value="15300" calcext:value-type="float">
            <text:p>15.30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skele ödemesi</text:p>
          </table:table-cell>
          <table:table-cell table:number-columns-repeated="3"/>
          <table:table-cell office:value-type="float" office:value="500" calcext:value-type="float">
            <text:p>500,00</text:p>
          </table:table-cell>
          <table:table-cell table:formula="of:=[.G38]+[.E39]-[.F39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9 icra için yapılan masraf</text:p>
          </table:table-cell>
          <table:table-cell table:number-columns-repeated="2"/>
          <table:table-cell office:value-type="float" office:value="1085" calcext:value-type="float">
            <text:p>1.085,00</text:p>
          </table:table-cell>
          <table:table-cell/>
          <table:table-cell table:formula="of:=[.G39]+[.E40]-[.F40]" office:value-type="float" office:value="15885" calcext:value-type="float">
            <text:p>15.885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9 elekrik teminat çedaş</text:p>
          </table:table-cell>
          <table:table-cell table:number-columns-repeated="2"/>
          <table:table-cell office:value-type="float" office:value="1100" calcext:value-type="float">
            <text:p>1.100,00</text:p>
          </table:table-cell>
          <table:table-cell/>
          <table:table-cell table:formula="of:=[.G40]+[.E41]-[.F41]" office:value-type="float" office:value="16985" calcext:value-type="float">
            <text:p>16.985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9 kira gecikme bedeli <text:s/>1511</text:p>
          </table:table-cell>
          <table:table-cell table:number-columns-repeated="4"/>
          <table:table-cell table:formula="of:=[.G41]+[.E42]-[.F42]" office:value-type="float" office:value="16985" calcext:value-type="float">
            <text:p>16.985,0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42]+[.E43]-[.F43]" office:value-type="float" office:value="16985" calcext:value-type="float">
            <text:p>16.985,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office:value-type="string" calcext:value-type="string">
            <text:p>dükkan</text:p>
          </table:table-cell>
          <table:table-cell office:value-type="string" calcext:value-type="string">
            <text:p>temizlik 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yeni</text:p>
          </table:table-cell>
          <table:table-cell office:value-type="string" calcext:value-type="string">
            <text:p>kontra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500" calcext:value-type="float">
            <text:p>17500</text:p>
          </table:table-cell>
          <table:table-cell office:value-type="string" calcext:value-type="string">
            <text:p>ödeme</text:p>
          </table:table-cell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yşe" table:style-name="ta1">
        <table:table-column table:style-name="co7" table:default-cell-style-name="Default"/>
        <table:table-column table:style-name="co22" table:default-cell-style-name="Default"/>
        <table:table-column table:style-name="co7" table:number-columns-repeated="3" table:default-cell-style-name="Default"/>
        <table:table-column table:style-name="co7" table:default-cell-style-name="ce74"/>
        <table:table-row table:style-name="ro2" table:number-rows-repeated="3">
          <table:table-cell table:number-columns-repeated="5"/>
          <table:table-cell table:style-name="Default"/>
        </table:table-row>
        <table:table-row table:style-name="ro2">
          <table:table-cell table:number-columns-repeated="5"/>
          <table:table-cell table:style-name="ce159"/>
        </table:table-row>
        <table:table-row table:style-name="ro3">
          <table:table-cell table:style-name="ce113" office:value-type="string" calcext:value-type="string">
            <text:p>2011-2019 AYŞE BALCI KİRA GELİR-GİDER</text:p>
          </table:table-cell>
          <table:table-cell table:number-columns-repeated="4"/>
          <table:table-cell table:style-name="ce159"/>
        </table:table-row>
        <table:table-row table:style-name="ro3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GİDER</text:p>
          </table:table-cell>
          <table:table-cell table:style-name="ce116" office:value-type="string" calcext:value-type="string">
            <text:p>BAKİYE</text:p>
          </table:table-cell>
          <table:table-cell/>
        </table:table-row>
        <table:table-row table:style-name="ro3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74"/>
          <table:table-cell table:style-name="ce74" office:value-type="float" office:value="45257.2" calcext:value-type="float">
            <text:p>45.257,20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71"/>
          <table:table-cell table:style-name="ce171" table:formula="of:=[.E7]+[.C8]-[.D8]" office:value-type="float" office:value="49632.2" calcext:value-type="float">
            <text:p>49.632,20</text:p>
          </table:table-cell>
          <table:table-cell/>
        </table:table-row>
        <table:table-row table:style-name="ro3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77" office:value-type="float" office:value="949.9" calcext:value-type="float">
            <text:p>-949,90</text:p>
          </table:table-cell>
          <table:table-cell table:style-name="ce171" table:formula="of:=[.E8]+[.C9]-[.D9]" office:value-type="float" office:value="48682.3" calcext:value-type="float">
            <text:p>48.682,30</text:p>
          </table:table-cell>
          <table:table-cell/>
        </table:table-row>
        <table:table-row table:style-name="ro3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78" office:value-type="float" office:value="5720" calcext:value-type="float">
            <text:p>-5.720,00</text:p>
          </table:table-cell>
          <table:table-cell table:style-name="ce171" table:formula="of:=[.E9]+[.C10]-[.D10]" office:value-type="float" office:value="42962.3" calcext:value-type="float">
            <text:p>42.962,30</text:p>
          </table:table-cell>
          <table:table-cell table:style-name="ce68"/>
        </table:table-row>
        <table:table-row table:style-name="ro3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78" office:value-type="float" office:value="9750" calcext:value-type="float">
            <text:p>-9.750,00</text:p>
          </table:table-cell>
          <table:table-cell table:style-name="ce171" table:formula="of:=[.E10]+[.C11]-[.D11]" office:value-type="float" office:value="33212.3" calcext:value-type="float">
            <text:p>33.212,30</text:p>
          </table:table-cell>
          <table:table-cell table:style-name="ce68"/>
        </table:table-row>
        <table:table-row table:style-name="ro3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79" office:value-type="float" office:value="5250" calcext:value-type="float">
            <text:p>-5.250,00</text:p>
          </table:table-cell>
          <table:table-cell table:style-name="ce74" table:formula="of:=[.E11]+[.C12]-[.D12]" office:value-type="float" office:value="27962.3" calcext:value-type="float">
            <text:p>27.962,30</text:p>
          </table:table-cell>
          <table:table-cell table:style-name="ce113"/>
        </table:table-row>
        <table:table-row table:style-name="ro3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79" office:value-type="float" office:value="194.7" calcext:value-type="float">
            <text:p>-194,70</text:p>
          </table:table-cell>
          <table:table-cell table:style-name="ce74" table:formula="of:=[.E12]+[.C13]-[.D13]" office:value-type="float" office:value="27767.6" calcext:value-type="float">
            <text:p>27.767,60</text:p>
          </table:table-cell>
          <table:table-cell table:style-name="ce113"/>
        </table:table-row>
      </table:table>
      <table:table table:name="Çizelge5" table:style-name="ta1">
        <table:table-column table:style-name="co23" table:default-cell-style-name="Default"/>
        <table:table-column table:style-name="co7" table:default-cell-style-name="Default"/>
        <table:table-row table:style-name="ro2" table:number-rows-repeated="8">
          <table:table-cell table:number-columns-repeated="2"/>
        </table:table-row>
        <table:table-row table:style-name="ro4">
          <table:table-cell/>
          <table:table-cell table:style-name="ce124" office:value-type="string" calcext:value-type="string">
            <text:p>AYŞE BALCI</text:p>
          </table:table-cell>
        </table:table-row>
        <table:table-row table:style-name="ro5">
          <table:table-cell/>
          <table:table-cell table:style-name="ce1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24.99mm" fo:margin-right="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.00.0000</text:date>, <text:time style:data-style-name="N2" text:time-value="14:13:52.06793468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0-02-01T14:49:21.797506262</dc:date>
    <meta:editing-duration>PT7H21M56S</meta:editing-duration>
    <meta:editing-cycles>35</meta:editing-cycles>
    <meta:generator>LibreOffice/6.1.5.2$Linux_X86_64 LibreOffice_project/10$Build-2</meta:generator>
    <meta:print-date>2020-02-01T14:46:32.013114993</meta:print-date>
    <meta:document-statistic meta:table-count="5" meta:cell-count="371" meta:object-count="0"/>
  </office:meta>
</office:document-meta>
</file>